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bcdb" officeooo:paragraph-rsid="0003bcdb"/>
    </style:style>
    <style:style style:name="P2" style:family="paragraph" style:parent-style-name="Standard">
      <style:paragraph-properties fo:text-align="start" style:justify-single-word="false"/>
      <style:text-properties officeooo:rsid="0003bcdb" officeooo:paragraph-rsid="0003bcdb"/>
    </style:style>
    <style:style style:name="P3" style:family="paragraph" style:parent-style-name="Standard">
      <style:paragraph-properties fo:text-align="start" style:justify-single-word="false"/>
      <style:text-properties officeooo:rsid="000431c3" officeooo:paragraph-rsid="000431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 set 1</text:p>
      <text:p text:style-name="P2">1-1</text:p>
      <text:p text:style-name="P2">(a) f2,f1,f4,f3</text:p>
      <text:p text:style-name="P2">(b) f1,f4,,f3,f2</text:p>
      <text:p text:style-name="P2">(c)f4,f3,f1,f2</text:p>
      <text:p text:style-name="P2"/>
      <text:p text:style-name="P3">1-2</text:p>
      <text:p text:style-name="P3">(a) 4 (b) 3 (c) 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2:20:24.037183303</meta:creation-date>
    <dc:date>2016-06-23T16:55:05.121637269</dc:date>
    <meta:editing-duration>PT2H57M14S</meta:editing-duration>
    <meta:editing-cycles>1</meta:editing-cycles>
    <meta:document-statistic meta:table-count="0" meta:image-count="0" meta:object-count="0" meta:page-count="1" meta:paragraph-count="7" meta:word-count="16" meta:character-count="75" meta:non-whitespace-character-count="66"/>
    <meta:generator>LibreOffice/4.2.8.2$Linux_X86_64 LibreOffice_project/420m0$Build-2</meta:generator>
  </office:meta>
</office:document-meta>
</file>